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4.21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31.86pt"/>
    </style:style>
    <style:style style:name="co13" style:family="table-column">
      <style:table-column-properties fo:break-before="auto" style:column-width="25.71pt"/>
    </style:style>
    <style:style style:name="co14" style:family="table-column">
      <style:table-column-properties fo:break-before="auto" style:column-width="14.0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B_confusion_3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number-columns-repeated="930" table:default-cell-style-name="Default"/>
        <table:table-row table:style-name="ro1">
          <table:table-cell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B#d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_M4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E_d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F#M4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G#d</text:p>
          </table:table-cell>
          <table:table-cell table:style-name="ce1" office:value-type="string" calcext:value-type="string">
            <text:p>F#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G#d7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A#d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F#d7</text:p>
          </table:table-cell>
          <table:table-cell table:style-name="ce1" office:value-type="string" calcext:value-type="string">
            <text:p>D_d7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#d6</text:p>
          </table:table-cell>
          <table:table-cell table:style-name="ce1" office:value-type="string" calcext:value-type="string">
            <text:p>B_d7</text:p>
          </table:table-cell>
          <table:table-cell table:style-name="ce1" office:value-type="string" calcext:value-type="string">
            <text:p>A#d7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F_M4</text:p>
          </table:table-cell>
          <table:table-cell table:style-name="ce1" office:value-type="string" calcext:value-type="string">
            <text:p>A#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B_d</text:p>
          </table:table-cell>
          <table:table-cell table:style-name="ce1" office:value-type="string" calcext:value-type="string">
            <text:p>A_d</text:p>
          </table:table-cell>
          <table:table-cell table:style-name="ce1" office:value-type="string" calcext:value-type="string">
            <text:p>F#d</text:p>
          </table:table-cell>
          <table:table-cell table:style-name="ce1" office:value-type="string" calcext:value-type="string">
            <text:p>B_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C_d6</text:p>
          </table:table-cell>
          <table:table-cell table:style-name="ce1" office:value-type="string" calcext:value-type="string">
            <text:p>C_d7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C_M4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G_d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D#d</text:p>
          </table:table-cell>
          <table:table-cell table:style-name="ce1" office:value-type="string" calcext:value-type="string">
            <text:p>D#M7</text:p>
          </table:table-cell>
          <table:table-cell table:style-name="ce1" office:value-type="string" calcext:value-type="string">
            <text:p>A#M7</text:p>
          </table:table-cell>
          <table:table-cell table:style-name="ce1" office:value-type="string" calcext:value-type="string">
            <text:p>C#d6</text:p>
          </table:table-cell>
          <table:table-cell table:style-name="ce1" office:value-type="string" calcext:value-type="string">
            <text:p>C#d7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#d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6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4</text:p>
          </table:table-cell>
          <table:table-cell table:style-name="ce1" office:value-type="string" calcext:value-type="string">
            <text:p>D#d7</text:p>
          </table:table-cell>
          <table:table-cell table:style-name="ce1" office:value-type="string" calcext:value-type="string">
            <text:p>G_M4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C_M</text:p>
          </table:table-cell>
          <table:table-cell table:style-name="ce1" office:value-type="string" calcext:value-type="string">
            <text:p>F_d7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_M4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C#M4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C_m</text:p>
          </table:table-cell>
          <table:table-cell table:style-name="ce1" table:number-columns-repeated="930"/>
        </table:table-row>
        <table:table-row table:style-name="ro1">
          <table:table-cell office:value-type="string" calcext:value-type="string">
            <text:p>F_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d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4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2" calcext:value-type="float">
            <text:p>28.6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9.98" calcext:value-type="float">
            <text:p>19.9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d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6" calcext:value-type="float">
            <text:p>24.8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2" calcext:value-type="float">
            <text:p>10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44" calcext:value-type="float">
            <text:p>5.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5.54" calcext:value-type="float">
            <text:p>45.54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.52" calcext:value-type="float">
            <text:p>7.5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06" calcext:value-type="float">
            <text:p>49.0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d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38" calcext:value-type="float">
            <text:p>0.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6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7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16.46" calcext:value-type="float">
            <text:p>16.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92" calcext:value-type="float">
            <text:p>57.92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.98" calcext:value-type="float">
            <text:p>12.9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.08" calcext:value-type="float">
            <text:p>0.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96" calcext:value-type="float">
            <text:p>8.9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d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74" calcext:value-type="float">
            <text:p>29.7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6" calcext:value-type="float">
            <text:p>3.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66" calcext:value-type="float">
            <text:p>4.6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.12" calcext:value-type="float">
            <text:p>17.1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7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52" calcext:value-type="float">
            <text:p>63.52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1.28" calcext:value-type="float">
            <text:p>1.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.56" calcext:value-type="float">
            <text:p>15.5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4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5.22" calcext:value-type="float">
            <text:p>5.2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office:value-type="float" office:value="0.62" calcext:value-type="float">
            <text:p>0.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.16" calcext:value-type="float">
            <text:p>81.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82" calcext:value-type="float">
            <text:p>8.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82" calcext:value-type="float">
            <text:p>8.8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2" calcext:value-type="float">
            <text:p>5.2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7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4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0.22" calcext:value-type="float">
            <text:p>0.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.86" calcext:value-type="float">
            <text:p>20.8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7.2" calcext:value-type="float">
            <text:p>5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d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4" calcext:value-type="float">
            <text:p>7.3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6.94" calcext:value-type="float">
            <text:p>16.9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21:02:24.984000000</dc:date>
    <meta:editing-duration>PT58S</meta:editing-duration>
    <meta:editing-cycles>2</meta:editing-cycles>
    <meta:generator>LibreOffice/5.3.0.3$Windows_X86_64 LibreOffice_project/7074905676c47b82bbcfbea1aeefc84afe1c50e1</meta:generator>
    <meta:document-statistic meta:table-count="1" meta:cell-count="8835" meta:object-count="0"/>
  </office:meta>
</office:document-meta>
</file>